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11cm" fo:min-width="0cm"/>
    </style:style>
    <style:style style:name="gr3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3.306cm" fo:min-width="11.692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draw:stroke="none" svg:stroke-color="#000000" draw:fill="none" draw:fill-color="#ffffff" fo:min-height="2.544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3.56cm" fo:min-width="11.692cm"/>
    </style:style>
    <style:style style:name="gr8" style:family="graphic" style:parent-style-name="standard">
      <style:graphic-properties draw:stroke="none" svg:stroke-color="#000000" draw:fill="none" draw:fill-color="#ffffff" fo:min-height="2.84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11.692cm"/>
    </style:style>
    <style:style style:name="gr10" style:family="graphic" style:parent-style-name="standard">
      <style:graphic-properties draw:stroke="none" svg:stroke-color="#000000" draw:fill="none" draw:fill-color="#ffffff" fo:min-height="0.813cm"/>
    </style:style>
    <style:style style:name="gr11" style:family="graphic" style:parent-style-name="standard">
      <style:graphic-properties svg:stroke-color="#000000" draw:fill-color="#cccccc" draw:textarea-horizontal-align="justify" draw:textarea-vertical-align="middle" draw:auto-grow-height="false" fo:min-height="1.528cm" fo:min-width="1.278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2.29cm" fo:min-width="11.18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fo:min-height="3.3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cccc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measurelines" svg:x1="1.905cm" svg:y1="1.397cm" svg:x2="1.905cm" svg:y2="2.413cm">
            <text:p/>
          </draw:line>
          <draw:line draw:style-name="gr1" draw:text-style-name="P1" draw:layer="measurelines" svg:x1="1.397cm" svg:y1="1.905cm" svg:x2="2.413cm" svg:y2="1.905cm">
            <text:p/>
          </draw:line>
          <draw:custom-shape draw:style-name="gr2" draw:text-style-name="P1" draw:layer="measurelines" svg:width="0.508cm" svg:height="0.508cm" svg:x="1.651cm" svg:y="1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measurelines" svg:x1="3.429cm" svg:y1="1.397cm" svg:x2="3.429cm" svg:y2="2.413cm">
            <text:p/>
          </draw:line>
          <draw:line draw:style-name="gr1" draw:text-style-name="P1" draw:layer="measurelines" svg:x1="2.921cm" svg:y1="1.905cm" svg:x2="3.937cm" svg:y2="1.905cm">
            <text:p/>
          </draw:line>
          <draw:custom-shape draw:style-name="gr2" draw:text-style-name="P1" draw:layer="measurelines" svg:width="0.508cm" svg:height="0.508cm" svg:x="3.175cm" svg:y="1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measurelines" svg:x1="4.953cm" svg:y1="1.397cm" svg:x2="4.953cm" svg:y2="2.413cm">
            <text:p/>
          </draw:line>
          <draw:line draw:style-name="gr1" draw:text-style-name="P1" draw:layer="measurelines" svg:x1="4.445cm" svg:y1="1.905cm" svg:x2="5.461cm" svg:y2="1.905cm">
            <text:p/>
          </draw:line>
          <draw:custom-shape draw:style-name="gr2" draw:text-style-name="P1" draw:layer="measurelines" svg:width="0.508cm" svg:height="0.508cm" svg:x="4.699cm" svg:y="1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measurelines" svg:x1="6.477cm" svg:y1="1.397cm" svg:x2="6.477cm" svg:y2="2.413cm">
            <text:p/>
          </draw:line>
          <draw:line draw:style-name="gr1" draw:text-style-name="P1" draw:layer="measurelines" svg:x1="5.969cm" svg:y1="1.905cm" svg:x2="6.985cm" svg:y2="1.905cm">
            <text:p/>
          </draw:line>
          <draw:custom-shape draw:style-name="gr2" draw:text-style-name="P1" draw:layer="measurelines" svg:width="0.508cm" svg:height="0.508cm" svg:x="6.223cm" svg:y="1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measurelines" svg:x1="8.005cm" svg:y1="1.397cm" svg:x2="8.005cm" svg:y2="2.413cm">
            <text:p/>
          </draw:line>
          <draw:line draw:style-name="gr1" draw:text-style-name="P1" draw:layer="measurelines" svg:x1="7.497cm" svg:y1="1.905cm" svg:x2="8.513cm" svg:y2="1.905cm">
            <text:p/>
          </draw:line>
          <draw:custom-shape draw:style-name="gr2" draw:text-style-name="P1" draw:layer="measurelines" svg:width="0.508cm" svg:height="0.508cm" svg:x="7.751cm" svg:y="1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measurelines" svg:x1="9.529cm" svg:y1="1.397cm" svg:x2="9.529cm" svg:y2="2.413cm">
            <text:p/>
          </draw:line>
          <draw:line draw:style-name="gr1" draw:text-style-name="P1" draw:layer="measurelines" svg:x1="9.021cm" svg:y1="1.905cm" svg:x2="10.037cm" svg:y2="1.905cm">
            <text:p/>
          </draw:line>
          <draw:custom-shape draw:style-name="gr2" draw:text-style-name="P1" draw:layer="measurelines" svg:width="0.508cm" svg:height="0.508cm" svg:x="9.275cm" svg:y="1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measurelines" svg:x1="11.053cm" svg:y1="1.397cm" svg:x2="11.053cm" svg:y2="2.413cm">
            <text:p/>
          </draw:line>
          <draw:line draw:style-name="gr1" draw:text-style-name="P1" draw:layer="measurelines" svg:x1="10.545cm" svg:y1="1.905cm" svg:x2="11.561cm" svg:y2="1.905cm">
            <text:p/>
          </draw:line>
          <draw:custom-shape draw:style-name="gr2" draw:text-style-name="P1" draw:layer="measurelines" svg:width="0.508cm" svg:height="0.508cm" svg:x="10.799cm" svg:y="1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measurelines" svg:x1="12.577cm" svg:y1="1.397cm" svg:x2="12.577cm" svg:y2="2.413cm">
            <text:p/>
          </draw:line>
          <draw:line draw:style-name="gr1" draw:text-style-name="P1" draw:layer="measurelines" svg:x1="12.069cm" svg:y1="1.905cm" svg:x2="13.085cm" svg:y2="1.905cm">
            <text:p/>
          </draw:line>
          <draw:custom-shape draw:style-name="gr2" draw:text-style-name="P1" draw:layer="measurelines" svg:width="0.508cm" svg:height="0.508cm" svg:x="12.323cm" svg:y="1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measurelines" svg:x1="1.905cm" svg:y1="3.429cm" svg:x2="1.905cm" svg:y2="4.445cm">
            <text:p/>
          </draw:line>
          <draw:line draw:style-name="gr1" draw:text-style-name="P1" draw:layer="measurelines" svg:x1="1.397cm" svg:y1="3.937cm" svg:x2="2.413cm" svg:y2="3.937cm">
            <text:p/>
          </draw:line>
          <draw:custom-shape draw:style-name="gr2" draw:text-style-name="P1" draw:layer="measurelines" svg:width="0.508cm" svg:height="0.508cm" svg:x="1.651cm" svg:y="3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measurelines" svg:x1="3.429cm" svg:y1="3.429cm" svg:x2="3.429cm" svg:y2="4.445cm">
            <text:p/>
          </draw:line>
          <draw:line draw:style-name="gr1" draw:text-style-name="P1" draw:layer="measurelines" svg:x1="2.921cm" svg:y1="3.937cm" svg:x2="3.937cm" svg:y2="3.937cm">
            <text:p/>
          </draw:line>
          <draw:custom-shape draw:style-name="gr2" draw:text-style-name="P1" draw:layer="measurelines" svg:width="0.508cm" svg:height="0.508cm" svg:x="3.175cm" svg:y="3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measurelines" svg:x1="4.953cm" svg:y1="3.429cm" svg:x2="4.953cm" svg:y2="4.445cm">
            <text:p/>
          </draw:line>
          <draw:line draw:style-name="gr1" draw:text-style-name="P1" draw:layer="measurelines" svg:x1="4.445cm" svg:y1="3.937cm" svg:x2="5.461cm" svg:y2="3.937cm">
            <text:p/>
          </draw:line>
          <draw:custom-shape draw:style-name="gr2" draw:text-style-name="P1" draw:layer="measurelines" svg:width="0.508cm" svg:height="0.508cm" svg:x="4.699cm" svg:y="3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measurelines" svg:x1="6.477cm" svg:y1="3.429cm" svg:x2="6.477cm" svg:y2="4.445cm">
            <text:p/>
          </draw:line>
          <draw:line draw:style-name="gr1" draw:text-style-name="P1" draw:layer="measurelines" svg:x1="5.969cm" svg:y1="3.937cm" svg:x2="6.985cm" svg:y2="3.937cm">
            <text:p/>
          </draw:line>
          <draw:custom-shape draw:style-name="gr2" draw:text-style-name="P1" draw:layer="measurelines" svg:width="0.508cm" svg:height="0.508cm" svg:x="6.223cm" svg:y="3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measurelines" svg:x1="8.005cm" svg:y1="3.429cm" svg:x2="8.005cm" svg:y2="4.445cm">
            <text:p/>
          </draw:line>
          <draw:line draw:style-name="gr1" draw:text-style-name="P1" draw:layer="measurelines" svg:x1="7.497cm" svg:y1="3.937cm" svg:x2="8.513cm" svg:y2="3.937cm">
            <text:p/>
          </draw:line>
          <draw:custom-shape draw:style-name="gr2" draw:text-style-name="P1" draw:layer="measurelines" svg:width="0.508cm" svg:height="0.508cm" svg:x="7.751cm" svg:y="3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measurelines" svg:x1="9.529cm" svg:y1="3.429cm" svg:x2="9.529cm" svg:y2="4.445cm">
            <text:p/>
          </draw:line>
          <draw:line draw:style-name="gr1" draw:text-style-name="P1" draw:layer="measurelines" svg:x1="9.021cm" svg:y1="3.937cm" svg:x2="10.037cm" svg:y2="3.937cm">
            <text:p/>
          </draw:line>
          <draw:custom-shape draw:style-name="gr2" draw:text-style-name="P1" draw:layer="measurelines" svg:width="0.508cm" svg:height="0.508cm" svg:x="9.275cm" svg:y="3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measurelines" svg:x1="11.053cm" svg:y1="3.429cm" svg:x2="11.053cm" svg:y2="4.445cm">
            <text:p/>
          </draw:line>
          <draw:line draw:style-name="gr1" draw:text-style-name="P1" draw:layer="measurelines" svg:x1="10.545cm" svg:y1="3.937cm" svg:x2="11.561cm" svg:y2="3.937cm">
            <text:p/>
          </draw:line>
          <draw:custom-shape draw:style-name="gr2" draw:text-style-name="P1" draw:layer="measurelines" svg:width="0.508cm" svg:height="0.508cm" svg:x="10.799cm" svg:y="3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measurelines" svg:x1="12.577cm" svg:y1="3.429cm" svg:x2="12.577cm" svg:y2="4.445cm">
            <text:p/>
          </draw:line>
          <draw:line draw:style-name="gr1" draw:text-style-name="P1" draw:layer="measurelines" svg:x1="12.069cm" svg:y1="3.937cm" svg:x2="13.085cm" svg:y2="3.937cm">
            <text:p/>
          </draw:line>
          <draw:custom-shape draw:style-name="gr2" draw:text-style-name="P1" draw:layer="measurelines" svg:width="0.508cm" svg:height="0.508cm" svg:x="12.323cm" svg:y="3.6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" draw:layer="measurelines" svg:x1="1.905cm" svg:y1="1.397cm" svg:x2="3.429cm" svg:y2="1.397cm">
          <text:p text:style-name="P2">3”</text:p>
        </draw:line>
        <draw:line draw:style-name="gr3" draw:text-style-name="P1" draw:layer="measurelines" svg:x1="1.397cm" svg:y1="1.905cm" svg:x2="1.397cm" svg:y2="3.937cm">
          <text:p text:style-name="P2">4”</text:p>
        </draw:line>
        <draw:custom-shape draw:style-name="gr4" draw:text-style-name="P1" draw:layer="measurelines" svg:width="12.192cm" svg:height="3.556cm" svg:x="1.143cm" svg:y="1.14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measurelines" svg:x1="1.143cm" svg:y1="1.397cm" svg:x2="1.905cm" svg:y2="1.397cm">
          <text:p text:style-name="P2"/>
        </draw:line>
        <draw:line draw:style-name="gr3" draw:text-style-name="P1" draw:layer="measurelines" svg:x1="1.143cm" svg:y1="4.953cm" svg:x2="13.335cm" svg:y2="4.953cm">
          <text:p text:style-name="P2">24”</text:p>
        </draw:line>
        <draw:line draw:style-name="gr3" draw:text-style-name="P1" draw:layer="measurelines" svg:x1="0.889cm" svg:y1="1.143cm" svg:x2="0.889cm" svg:y2="4.699cm">
          <text:p text:style-name="P2">7”</text:p>
        </draw:line>
        <draw:frame draw:style-name="gr5" draw:text-style-name="P3" draw:layer="measurelines" svg:width="4.318cm" svg:height="1.016cm" svg:x="3.937cm" svg:y="2.413cm">
          <draw:text-box>
            <text:p>16 holes 1”d</text:p>
          </draw:text-box>
        </draw:frame>
        <draw:frame draw:style-name="gr6" draw:text-style-name="P3" draw:layer="measurelines" svg:width="8.382cm" svg:height="2.794cm" svg:x="13.589cm" svg:y="1.143cm">
          <draw:text-box>
            <text:p>Top: ½ plywood </text:p>
            <text:p>cut with 30 degree bevel</text:p>
            <text:p>Front and back</text:p>
          </draw:text-box>
        </draw:frame>
        <draw:custom-shape draw:style-name="gr7" draw:text-style-name="P1" draw:layer="measurelines" svg:width="12.192cm" svg:height="3.81cm" svg:x="1.143cm" svg:y="5.46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measurelines" svg:x1="0.887cm" svg:y1="5.443cm" svg:x2="0.889cm" svg:y2="9.271cm">
          <text:p text:style-name="P2">7 1/2”</text:p>
        </draw:line>
        <draw:frame draw:style-name="gr8" draw:text-style-name="P3" draw:layer="measurelines" svg:width="9.652cm" svg:height="3.095cm" svg:x="2.413cm" svg:y="5.668cm">
          <draw:text-box>
            <text:p>Back: ½ plywood </text:p>
            <text:p>cut with 30 degree bevel on top </text:p>
            <text:p>(longer dimension is 7 ½)</text:p>
            <text:p>Centered ½” hole for usb power</text:p>
          </draw:text-box>
        </draw:frame>
        <draw:custom-shape draw:style-name="gr9" draw:text-style-name="P1" draw:layer="measurelines" svg:width="12.192cm" svg:height="2.032cm" svg:x="1.143cm" svg:y="9.52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measurelines" svg:x1="0.864cm" svg:y1="9.525cm" svg:x2="0.889cm" svg:y2="11.557cm">
          <text:p text:style-name="P2">4”</text:p>
        </draw:line>
        <draw:frame draw:style-name="gr10" draw:text-style-name="P3" draw:layer="measurelines" svg:width="12.723cm" svg:height="2.384cm" svg:x="13.82cm" svg:y="9.43cm">
          <draw:text-box>
            <text:p>Front: cut with 30 degree bevel on top (shorter dimension is 4), </text:p>
            <text:p>3 ½ x 3 ½ centered speaker cut out</text:p>
          </draw:text-box>
        </draw:frame>
        <draw:custom-shape draw:style-name="gr11" draw:text-style-name="P4" draw:layer="measurelines" svg:width="1.778cm" svg:height="1.778cm" svg:x="6.215cm" svg:y="9.5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measurelines" svg:width="11.684cm" svg:height="2.54cm" svg:x="1.397cm" svg:y="11.81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measurelines" svg:x1="0.889cm" svg:y1="11.811cm" svg:x2="0.889cm" svg:y2="14.351cm">
          <text:p text:style-name="P2">5”</text:p>
        </draw:line>
        <draw:line draw:style-name="gr3" draw:text-style-name="P1" draw:layer="measurelines" svg:x1="1.397cm" svg:y1="14.613cm" svg:x2="13.081cm" svg:y2="14.613cm">
          <text:p text:style-name="P2">23”</text:p>
        </draw:line>
        <draw:frame draw:style-name="gr13" draw:text-style-name="P3" draw:layer="measurelines" svg:width="7.868cm" svg:height="0.962cm" svg:x="3.937cm" svg:y="12.817cm">
          <draw:text-box>
            <text:p>Bottom: all 90 degree cuts</text:p>
          </draw:text-box>
        </draw:frame>
        <draw:line draw:style-name="gr3" draw:text-style-name="P1" draw:layer="measurelines" svg:x1="2.894cm" svg:y1="16.143cm" svg:x2="2.896cm" svg:y2="19.971cm">
          <text:p text:style-name="P2">7 1/2”</text:p>
        </draw:line>
        <draw:line draw:style-name="gr1" draw:text-style-name="P1" draw:layer="measurelines" svg:x1="3.429cm" svg:y1="16.129cm" svg:x2="3.429cm" svg:y2="19.939cm">
          <text:p/>
        </draw:line>
        <draw:line draw:style-name="gr1" draw:text-style-name="P1" draw:layer="measurelines" svg:x1="3.429cm" svg:y1="19.939cm" svg:x2="6.477cm" svg:y2="19.939cm">
          <text:p/>
        </draw:line>
        <draw:line draw:style-name="gr3" draw:text-style-name="P1" draw:layer="measurelines" svg:x1="3.429cm" svg:y1="20.193cm" svg:x2="6.477cm" svg:y2="20.193cm">
          <text:p text:style-name="P2">6”</text:p>
        </draw:line>
        <draw:line draw:style-name="gr1" draw:text-style-name="P1" draw:layer="measurelines" svg:x1="6.477cm" svg:y1="19.939cm" svg:x2="6.477cm" svg:y2="17.907cm">
          <text:p/>
        </draw:line>
        <draw:line draw:style-name="gr3" draw:text-style-name="P1" draw:layer="measurelines" svg:x1="6.985cm" svg:y1="17.907cm" svg:x2="6.985cm" svg:y2="19.939cm">
          <text:p text:style-name="P2">4”</text:p>
        </draw:line>
        <draw:line draw:style-name="gr1" draw:text-style-name="P1" draw:layer="measurelines" svg:x1="3.429cm" svg:y1="16.129cm" svg:x2="6.477cm" svg:y2="17.907cm">
          <text:p/>
        </draw:line>
        <draw:frame draw:style-name="gr14" draw:text-style-name="P3" draw:layer="measurelines" svg:width="4.318cm" svg:height="3.556cm" svg:x="8.763cm" svg:y="16.637cm">
          <draw:text-box>
            <text:p>Side, make 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0T09:13:32.574284191</meta:creation-date>
    <dc:date>2020-12-10T11:47:29.017856601</dc:date>
    <meta:editing-duration>PT2H24M24S</meta:editing-duration>
    <meta:editing-cycles>10</meta:editing-cycles>
    <meta:generator>LibreOffice/6.1.5.2$Linux_ARM_EABI LibreOffice_project/10$Build-2</meta:generator>
    <meta:print-date>2020-12-10T11:47:38.689438488</meta:print-date>
    <meta:document-statistic meta:object-count="91"/>
  </office:meta>
</office:document-meta>
</file>